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4709d" officeooo:paragraph-rsid="0014709d"/>
    </style:style>
    <style:style style:name="P2" style:family="paragraph" style:parent-style-name="Standard">
      <style:text-properties fo:language="en" fo:country="US" officeooo:rsid="0014c205" officeooo:paragraph-rsid="0014c205"/>
    </style:style>
    <style:style style:name="P3" style:family="paragraph" style:parent-style-name="Standard">
      <style:text-properties fo:language="en" fo:country="US" officeooo:rsid="0014f10c" officeooo:paragraph-rsid="0014f10c"/>
    </style:style>
    <style:style style:name="P4" style:family="paragraph" style:parent-style-name="Standard">
      <style:text-properties officeooo:paragraph-rsid="0014f10c"/>
    </style:style>
    <style:style style:name="P5" style:family="paragraph" style:parent-style-name="Standard">
      <style:text-properties officeooo:rsid="0016756f" officeooo:paragraph-rsid="0016756f"/>
    </style:style>
    <style:style style:name="P6" style:family="paragraph" style:parent-style-name="Standard">
      <style:text-properties officeooo:rsid="00170f7e" officeooo:paragraph-rsid="00170f7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4c205"/>
    </style:style>
    <style:style style:name="T3" style:family="text">
      <style:text-properties fo:language="ru" fo:country="RU" officeooo:rsid="0016756f"/>
    </style:style>
    <style:style style:name="T4" style:family="text">
      <style:text-properties fo:language="ru" fo:country="RU" officeooo:rsid="0014f10c"/>
    </style:style>
    <style:style style:name="T5" style:family="text">
      <style:text-properties fo:language="en" fo:country="US" officeooo:rsid="0014f10c"/>
    </style:style>
    <style:style style:name="T6" style:family="text">
      <style:text-properties officeooo:rsid="001675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<text:span text:style-name="T1">Годная в рамках класса 2 в отчете</text:span></text:p>
      <text:p text:style-name="P1"><text:span text:style-name="T1">2) Ограничения по толщине стенки и порог для забраковки</text:span></text:p>
      <text:p text:style-name="P1"><text:span text:style-name="T1">3) Отбраковка по мин. Дли</text:span><text:span text:style-name="T2">не годного участка</text:span></text:p>
      <text:p text:style-name="P2"><text:span text:style-name="T1">4) </text:span>3 <text:span text:style-name="T1">е состояние годная кл 2</text:span></text:p>
      <text:p text:style-name="P2"><text:span text:style-name="T1">5) Пароль на настройки</text:span></text:p>
      <text:p text:style-name="P3"><text:span text:style-name="T1">6) Лог изменений по настройкам</text:span></text:p>
      <text:p text:style-name="P3"><text:span text:style-name="T1">7, 9) Фильтр на отчеты</text:span></text:p>
      <text:p text:style-name="P3"><text:span text:style-name="T1">8) Пороги с отбраковкой на отчеты</text:span></text:p>
      <text:p text:style-name="P4"><text:span text:style-name="T5">10) </text:span><text:span text:style-name="T4">Добавит</text:span><text:span text:style-name="T3">ь</text:span><text:span text:style-name="T4"> пороги </text:span><text:span text:style-name="T3">на графики предпросмотра в разделе архив</text:span></text:p>
      <text:p text:style-name="P5"><text:span text:style-name="T1">11) Добавить пороги на отчеты с одним графиком на странице</text:span></text:p>
      <text:p text:style-name="P6"><text:span text:style-name="T1">12) Результаты контроля СОП нигде не учитываются</text:span></text:p>
      <text:p text:style-name="P6"><text:span text:style-name="T1">13) Адаптировать интерфейс под 1280х1024</text:span></text:p>
      <text:p text:style-name="P6"><text:span text:style-name="T1">14) Визуализация показаний всех 3 лиров</text:span></text:p>
      <text:p text:style-name="P1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2T13:36:19.078000000</meta:creation-date>
    <dc:date>2021-01-22T14:41:50.266000000</dc:date>
    <meta:editing-duration>PT13M40S</meta:editing-duration>
    <meta:editing-cycles>1</meta:editing-cycles>
    <meta:document-statistic meta:table-count="0" meta:image-count="0" meta:object-count="0" meta:page-count="1" meta:paragraph-count="13" meta:word-count="88" meta:character-count="514" meta:non-whitespace-character-count="439"/>
    <meta:generator>LibreOffice/7.0.3.1$Windows_X86_64 LibreOffice_project/d7547858d014d4cf69878db179d326fc3483e082</meta:generator>
  </office:meta>
</office:document-meta>
</file>